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5c3ba" officeooo:paragraph-rsid="0015c3ba" style:font-weight-asian="bold" style:font-weight-complex="bold"/>
    </style:style>
    <style:style style:name="P2" style:family="paragraph" style:parent-style-name="Standard">
      <style:text-properties fo:font-style="normal" style:text-underline-style="none" fo:font-weight="normal" officeooo:rsid="0015c3ba" officeooo:paragraph-rsid="0015c3ba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UDENT WORKERS UNION</text:p>
      <text:p text:style-name="P1"/>
      <text:p text:style-name="P2">What are my interests?</text:p>
      <text:p text:style-name="P2">- Biweekly pay</text:p>
      <text:p text:style-name="P2">- better pay (all grant dependent so maybe)</text:p>
      <text:p text:style-name="P2">- Want a collective seat at the table as BOTH employees and students in school decisions that will affect us.</text:p>
      <text:p text:style-name="P2">-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4T21:21:44.343520663</meta:creation-date>
    <dc:date>2024-02-14T21:26:37.896896988</dc:date>
    <meta:editing-duration>PT4M54S</meta:editing-duration>
    <meta:editing-cycles>1</meta:editing-cycles>
    <meta:document-statistic meta:table-count="0" meta:image-count="0" meta:object-count="0" meta:page-count="1" meta:paragraph-count="6" meta:word-count="39" meta:character-count="211" meta:non-whitespace-character-count="177"/>
    <meta:generator>LibreOffice/24.2.0.3$Linux_X86_64 LibreOffice_project/420$Build-3</meta:generator>
  </office:meta>
</office:document-meta>
</file>